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2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20pt" officeooo:rsid="000ebe38" officeooo:paragraph-rsid="000ebe38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style:font-name="Ubuntu" fo:font-size="20pt" officeooo:rsid="000ebe38" officeooo:paragraph-rsid="000ebe38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0ebe38" officeooo:paragraph-rsid="000ebe38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2486b" officeooo:paragraph-rsid="0012486b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20pt" officeooo:rsid="0012486b" officeooo:paragraph-rsid="00136e6c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30pt" officeooo:rsid="000ebe38" officeooo:paragraph-rsid="000ebe38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30pt" officeooo:rsid="001b78f9" officeooo:paragraph-rsid="001b78f9" style:font-size-asian="30pt" style:font-size-complex="30pt"/>
    </style:style>
    <style:style style:name="P8" style:family="paragraph" style:parent-style-name="Standard">
      <style:text-properties style:font-name="Ubuntu" officeooo:rsid="000ebe38" officeooo:paragraph-rsid="000ebe38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5pt" officeooo:rsid="0012486b" officeooo:paragraph-rsid="00136e6c" style:font-size-asian="15pt" style:font-name-complex="Calibri1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5pt" officeooo:rsid="0012486b" officeooo:paragraph-rsid="0012486b" style:font-size-asian="15pt" style:font-name-complex="Calibri1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5pt" officeooo:rsid="0016f980" officeooo:paragraph-rsid="0016f980" style:font-size-asian="15pt" style:font-size-complex="15pt"/>
    </style:style>
    <style:style style:name="P12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17pt" officeooo:rsid="000ebe38" officeooo:paragraph-rsid="000ebe38" style:font-size-asian="17pt" style:font-size-complex="17pt"/>
    </style:style>
    <style:style style:name="P14" style:family="paragraph" style:parent-style-name="Table_20_Contents">
      <style:paragraph-properties fo:text-align="end" style:justify-single-word="false"/>
      <style:text-properties style:font-name="Ubuntu" fo:font-size="17pt" officeooo:rsid="00136e6c" officeooo:paragraph-rsid="00136e6c" style:font-size-asian="17pt" style:font-size-complex="17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17pt" officeooo:rsid="0019aa68" officeooo:paragraph-rsid="0019aa68" style:font-size-asian="17pt" style:font-size-complex="17pt"/>
    </style:style>
    <style:style style:name="T1" style:family="text">
      <style:text-properties fo:font-size="15pt" style:font-size-asian="15pt" style:font-name-complex="Calibri1" style:font-size-complex="15pt"/>
    </style:style>
    <style:style style:name="T2" style:family="text">
      <style:text-properties fo:font-size="15pt" officeooo:rsid="0015e20a" style:font-size-asian="15pt" style:font-name-complex="Calibri1" style:font-size-complex="15pt"/>
    </style:style>
    <style:style style:name="T3" style:family="text">
      <style:text-properties fo:font-size="15pt" officeooo:rsid="0019aa68" style:font-size-asian="15pt" style:font-name-complex="Calibri1" style:font-size-complex="15pt"/>
    </style:style>
    <style:style style:name="T4" style:family="text">
      <style:text-properties fo:font-size="15pt" officeooo:rsid="0020f3a1" style:font-size-asian="15pt" style:font-name-complex="Calibri1" style:font-size-complex="15pt"/>
    </style:style>
    <style:style style:name="T5" style:family="text">
      <style:text-properties fo:font-size="15pt" officeooo:rsid="00213aae" style:font-size-asian="15pt" style:font-name-complex="Calibri1" style:font-size-complex="15pt"/>
    </style:style>
    <style:style style:name="T6" style:family="text">
      <style:text-properties fo:color="#000000" loext:opacity="100%" style:font-name="Calibri" fo:letter-spacing="normal"/>
    </style:style>
    <style:style style:name="T7" style:family="text">
      <style:text-properties fo:color="#ffc000" loext:opacity="100%" style:font-name="Calibri" fo:letter-spacing="normal"/>
    </style:style>
    <style:style style:name="T8" style:family="text">
      <style:text-properties fo:color="#ffc000" loext:opacity="100%" style:text-outline="false" style:text-line-through-style="none" style:text-line-through-type="none" style:font-name="Calibri" fo:letter-spacing="normal" fo:font-style="normal" fo:text-shadow="none" style:text-underline-style="none" fo:font-weight="normal" officeooo:rsid="0015e20a" style:letter-kerning="true" style:font-name-asian="DejaVu Sans" style:font-style-asian="normal" style:font-weight-asian="normal" style:font-name-complex="Liberation Sans2" style:text-emphasize="none"/>
    </style:style>
    <style:style style:name="T9" style:family="text">
      <style:text-properties officeooo:rsid="0019a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DOCU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onoTetri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Created By: Viktoria Georgieva</text:p>
      <text:p text:style-name="P3"><text:soft-page-break/>Contents: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275960667248">
          <table:table-cell table:style-name="Table1.A1" office:value-type="string">
            <text:p text:style-name="P13">Description</text:p>
          </table:table-cell>
          <table:table-cell table:style-name="Table1.B1" office:value-type="string">
            <text:p text:style-name="P14">3</text:p>
          </table:table-cell>
        </table:table-row>
        <table:table-row table:style-name="TableLine94275960156656">
          <table:table-cell table:style-name="Table1.A2" office:value-type="string">
            <text:p text:style-name="P15">Pictures</text:p>
          </table:table-cell>
          <table:table-cell table:style-name="Table1.B2" office:value-type="string">
            <text:p text:style-name="P14">3</text:p>
          </table:table-cell>
        </table:table-row>
      </table:table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Desription:</text:p>
      <text:p text:style-name="P4"/>
      <text:p text:style-name="P5"><text:span text:style-name="T1">This project is </text:span><text:span text:style-name="T3">a console game</text:span><text:span text:style-name="T2"> made with </text:span><text:span text:style-name="T3">Code::Blocks, using C++</text:span><text:span text:style-name="T2">. </text:span><text:span text:style-name="T4">interactive keyboard </text:span><text:span text:style-name="T5">5 types of objects based on the popular game</text:span></text:p>
      <text:p text:style-name="P9"/>
      <text:p text:style-name="P11">Project files and a demonstration video can be found at</text:p>
      <text:p text:style-name="P12"><text:span text:style-name="T6">GitHub: </text:span><text:span text:style-name="T7">https://github.com/vikigg/</text:span><text:span text:style-name="T8">Coding-Sampl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<text:span text:style-name="T9">ictures</text:span>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2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0T16:47:35.314828093</meta:creation-date>
    <dc:date>2021-05-12T15:47:09.382412279</dc:date>
    <meta:editing-duration>PT35M27S</meta:editing-duration>
    <meta:editing-cycles>13</meta:editing-cycles>
    <meta:generator>LibreOffice/7.1.3.2$Linux_X86_64 LibreOffice_project/7fefe725e5592600357e1894473a23e841987400</meta:generator>
    <meta:document-statistic meta:table-count="1" meta:image-count="0" meta:object-count="0" meta:page-count="3" meta:paragraph-count="13" meta:word-count="48" meta:character-count="345" meta:non-whitespace-character-count="310"/>
  </office:meta>
</office:document-meta>
</file>